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Ranking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Postcode</text:p>
          </table:table-cell>
          <table:table-cell table:style-name="ce1" office:value-type="string">
            <text:p>Rent</text:p>
          </table:table-cell>
          <table:table-cell table:style-name="ce1" office:value-type="string">
            <text:p>%age of student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W1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9.4">
            <text:p>9.4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C1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7.5">
            <text:p>7.5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1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5.4">
            <text:p>5.4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7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4.5">
            <text:p>4.5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1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4.5">
            <text:p>4.5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14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4.2">
            <text:p>4.2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E1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3">
            <text:p>3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16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2.9">
            <text:p>2.9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17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.7">
            <text:p>2.7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5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2.8">
            <text:p>2.8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15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2.6">
            <text:p>2.6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4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2.5">
            <text:p>2.5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1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2.1">
            <text:p>2.1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4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.7">
            <text:p>1.7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E3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.7">
            <text:p>1.7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W6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.7">
            <text:p>1.7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E2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.5">
            <text:p>1.5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E14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.5">
            <text:p>1.5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W17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.2">
            <text:p>1.2</text:p>
          </table:table-cell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W2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.2">
            <text:p>1.2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E8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.1">
            <text:p>1.1</text:p>
          </table:table-cell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EC1V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0.9">
            <text:p>0.9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W8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0.9">
            <text:p>0.9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9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0.9">
            <text:p>0.9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W9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0.8">
            <text:p>0.8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17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0.8">
            <text:p>0.8</text:p>
          </table:table-cell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19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0.7">
            <text:p>0.7</text:p>
          </table:table-cell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13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0.7">
            <text:p>0.7</text:p>
          </table:table-cell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W1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0.7">
            <text:p>0.7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W2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0.7">
            <text:p>0.7</text:p>
          </table:table-cell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2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0.6">
            <text:p>0.6</text:p>
          </table:table-cell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W3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0.6">
            <text:p>0.6</text:p>
          </table:table-cell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8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0.6">
            <text:p>0.6</text:p>
          </table:table-cell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16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0.6">
            <text:p>0.6</text:p>
          </table:table-cell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15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0.5">
            <text:p>0.5</text:p>
          </table:table-cell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8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0.5">
            <text:p>0.5</text:p>
          </table:table-cell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14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0.5">
            <text:p>0.5</text:p>
          </table:table-cell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W19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0.5">
            <text:p>0.5</text:p>
          </table:table-cell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6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0.4">
            <text:p>0.4</text:p>
          </table:table-cell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E5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0.4">
            <text:p>0.4</text:p>
          </table:table-cell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E11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0.4">
            <text:p>0.4</text:p>
          </table:table-cell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W8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0.4">
            <text:p>0.4</text:p>
          </table:table-cell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W11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0.3">
            <text:p>0.3</text:p>
          </table:table-cell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23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0.3">
            <text:p>0.3</text:p>
          </table:table-cell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W5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0.3">
            <text:p>0.3</text:p>
          </table:table-cell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22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0.2">
            <text:p>0.2</text:p>
          </table:table-cell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2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0.2">
            <text:p>0.2</text:p>
          </table:table-cell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W1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2">
            <text:p>0.2</text:p>
          </table:table-cell>
        </table:table-row>
        <table:table-row table:style-name="ro3" table:number-rows-repeated="1048526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ile </meta:initial-creator>
    <meta:creation-date>2013-09-28T13:39:54</meta:creation-date>
    <dc:date>2013-09-28T13:41:36</dc:date>
    <dc:creator>Basile </dc:creator>
    <meta:editing-duration>P0D</meta:editing-duration>
    <meta:editing-cycles>1</meta:editing-cycles>
    <meta:document-statistic meta:table-count="1" meta:cell-count="245" meta:object-count="0"/>
    <meta:generator>LibreOffice/4.0.2.2$Linux_X86_64 LibreOffice_project/400m0$Build-2</meta:generator>
  </office:meta>
</office:document-meta>
</file>